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54da" officeooo:paragraph-rsid="000754da"/>
    </style:style>
    <style:style style:name="P2" style:family="paragraph" style:parent-style-name="Standard">
      <style:text-properties officeooo:rsid="00079ee6" officeooo:paragraph-rsid="00079ee6"/>
    </style:style>
    <style:style style:name="T1" style:family="text">
      <style:text-properties officeooo:rsid="00079e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sistos visão usuario:</text:p>
      <text:p text:style-name="P1">Sistema voltado para mundo de academias</text:p>
      <text:p text:style-name="P1">1:Um dono de academia pode adiquirir uma licença para sua academia onde poderá cadastrar sua academia, seus planos da academia para os usuarios, aparelhos halteres para um gerenciamento de estoque de aparelhos, tambem poderá cadastrar exercicios na academia, tambem poderá cadastrar seus alunos com o plano adiquirido, e montar os treinos com o periodo que o aluno deverá fazer o treino.</text:p>
      <text:p text:style-name="P1"/>
      <text:p text:style-name="P1">2: Um personal trainer pode se cadastrar para gerenciar seus clientes, cadastrando os clientes, montando seus treinos <text:s/>e gerenciando o tempo que o aluno deverá fazer o seu treino.</text:p>
      <text:p text:style-name="P1"/>
      <text:p text:style-name="P1">3: Nutricionas podem cadastrar alunos <text:span text:style-name="T1">e gerenciar dietas aos alunos.</text:span></text:p>
      <text:p text:style-name="P1"/>
      <text:p text:style-name="P1">4: Usuarios comuns podem se cadastrar para vizualizar seus treinos <text:span text:style-name="T1">e dietas e avaliações fisicas</text:span>, e tambem caso não sejam associados a nenhuma academia personal trainer, e nutricionista podem <text:span text:style-name="T1">adiquirir uma licença para </text:span>gerenciar seus treinos dietas <text:s/>e avaliações fisicas <text:span text:style-name="T1">próprias.</text:span></text:p>
      <text:p text:style-name="P1"/>
      <text:p text:style-name="P2">5: Irão existir pacotes de licenças para quem adiquire o sistema que poderão incluir todas as funções, <text:s/>como por exemplo um dono de academia poderá adiquirir o plano padrão de dono de academia, junto ao suporte de avaliações fisicas, e dietas.</text:p>
      <text:p text:style-name="P2"/>
      <text:p text:style-name="P2">6: Personais trainers não poderão cadastrar academias <text:s/>nem gerenciar estoque, podendo adiquirir o extra de avaliação fisica e o modulo de nutricionista.</text:p>
      <text:p text:style-name="P2"/>
      <text:p text:style-name="P2">7:Nutricionistas não poderão prescrever treinos apenas dietas.</text:p>
      <text:p text:style-name="P2"/>
      <text:p text:style-name="P2">8: usuarios comuns das academias ou alunos dos personais só poderão acessar seus treinos <text:s/>e dietas.</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6T02:01:50.570000000</meta:creation-date>
    <dc:date>2020-10-26T02:24:36.802000000</dc:date>
    <meta:editing-duration>PT14S</meta:editing-duration>
    <meta:editing-cycles>1</meta:editing-cycles>
    <meta:generator>LibreOffice/6.3.2.2$Windows_X86_64 LibreOffice_project/98b30e735bda24bc04ab42594c85f7fd8be07b9c</meta:generator>
    <meta:document-statistic meta:table-count="0" meta:image-count="0" meta:object-count="0" meta:page-count="1" meta:paragraph-count="10" meta:word-count="236" meta:character-count="1535" meta:non-whitespace-character-count="1304"/>
  </office:meta>
</office:document-meta>
</file>